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paragraph-rsid="00da892d"/>
    </style:style>
    <style:style style:name="P20" style:family="paragraph" style:parent-style-name="Text_20_body">
      <style:text-properties officeooo:paragraph-rsid="00e1531b"/>
    </style:style>
    <style:style style:name="P21" style:family="paragraph" style:parent-style-name="Heading_20_2">
      <style:paragraph-properties fo:text-align="center" style:justify-single-word="false"/>
      <style:text-properties officeooo:paragraph-rsid="00ab84bb"/>
    </style:style>
    <style:style style:name="P22" style:family="paragraph" style:parent-style-name="Heading_20_3">
      <style:text-properties style:font-name="Liberation Serif" officeooo:paragraph-rsid="00b63313" style:font-name-complex="Liberation Serif"/>
    </style:style>
    <style:style style:name="P23" style:family="paragraph" style:parent-style-name="Text_20_body">
      <style:text-properties officeooo:paragraph-rsid="00c8ced4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4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43" style:family="paragraph" style:parent-style-name="Heading_20_3">
      <style:text-properties officeooo:paragraph-rsid="00dd0fa4"/>
    </style:style>
    <style:style style:name="P44" style:family="paragraph" style:parent-style-name="Text_20_body" style:list-style-name="L3">
      <style:text-properties officeooo:paragraph-rsid="00dd0fa4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47" style:family="paragraph">
      <style:paragraph-properties fo:text-align="center"/>
      <style:text-properties fo:font-size="12pt"/>
    </style:style>
    <style:style style:name="P48" style:family="paragraph" style:parent-style-name="Text_20_body" style:list-style-name="L4"/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fe79" style:font-weight-asian="normal" style:font-weight-complex="normal"/>
    </style:style>
    <style:style style:name="T8" style:family="text">
      <style:text-properties fo:font-weight="bold" officeooo:rsid="00b16f58" style:font-weight-asian="bold" style:font-weight-complex="bold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officeooo:rsid="00e5b083"/>
    </style:style>
    <style:style style:name="T12" style:family="text">
      <style:text-properties officeooo:rsid="00cab972"/>
    </style:style>
    <style:style style:name="T13" style:family="text">
      <style:text-properties officeooo:rsid="00090694"/>
    </style:style>
    <style:style style:name="T14" style:family="text">
      <style:text-properties style:text-line-through-style="none" style:text-line-through-type="none" officeooo:rsid="00090694"/>
    </style:style>
    <style:style style:name="T15" style:family="text">
      <style:text-properties style:text-line-through-style="none" style:text-line-through-type="none" officeooo:rsid="00c29dae"/>
    </style:style>
    <style:style style:name="T16" style:family="text">
      <style:text-properties officeooo:rsid="004cddbe"/>
    </style:style>
    <style:style style:name="T17" style:family="text">
      <style:text-properties officeooo:rsid="00023665"/>
    </style:style>
    <style:style style:name="T18" style:family="text">
      <style:text-properties officeooo:rsid="0052cd68"/>
    </style:style>
    <style:style style:name="T19" style:family="text">
      <style:text-properties officeooo:rsid="00516df3"/>
    </style:style>
    <style:style style:name="T20" style:family="text">
      <style:text-properties officeooo:rsid="004b520c"/>
    </style:style>
    <style:style style:name="T21" style:family="text">
      <style:text-properties officeooo:rsid="00e6ffd7"/>
    </style:style>
    <style:style style:name="T22" style:family="text">
      <style:text-properties style:font-name="Liberation Serif" officeooo:rsid="00da892d" style:font-name-complex="Liberation Serif"/>
    </style:style>
    <style:style style:name="T23" style:family="text">
      <style:text-properties style:font-name="Liberation Serif" officeooo:rsid="00dc5644" style:font-name-complex="Liberation Serif"/>
    </style:style>
    <style:style style:name="T24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25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26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27" style:family="text">
      <style:text-properties fo:font-size="14pt" officeooo:rsid="00e1531b" style:font-size-asian="14pt" style:font-size-complex="14pt"/>
    </style:style>
    <style:style style:name="T28" style:family="text">
      <style:text-properties fo:font-size="14pt" officeooo:rsid="00e51c65" style:font-size-asian="14pt" style:font-size-complex="14pt"/>
    </style:style>
    <style:style style:name="T29" style:family="text">
      <style:text-properties fo:font-size="14pt" officeooo:rsid="00e1f1e8" style:font-size-asian="14pt" style:font-size-complex="14pt"/>
    </style:style>
    <style:style style:name="T30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8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9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40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41" style:family="text">
      <style:text-properties officeooo:rsid="001fd34e"/>
    </style:style>
    <style:style style:name="T42" style:family="text">
      <style:text-properties officeooo:rsid="002ff151"/>
    </style:style>
    <style:style style:name="T43" style:family="text">
      <style:text-properties officeooo:rsid="0033fe79"/>
    </style:style>
    <style:style style:name="T44" style:family="text">
      <style:text-properties officeooo:rsid="009308a8"/>
    </style:style>
    <style:style style:name="T45" style:family="text">
      <style:text-properties officeooo:rsid="00d816b7"/>
    </style:style>
    <style:style style:name="T46" style:family="text">
      <style:text-properties officeooo:rsid="001f0e1f"/>
    </style:style>
    <style:style style:name="T47" style:family="text">
      <style:text-properties officeooo:rsid="0024a2f7"/>
    </style:style>
    <style:style style:name="T48" style:family="text">
      <style:text-properties officeooo:rsid="00277e4b"/>
    </style:style>
    <style:style style:name="T49" style:family="text">
      <style:text-properties officeooo:rsid="004f3c1c"/>
    </style:style>
    <style:style style:name="T50" style:family="text">
      <style:text-properties officeooo:rsid="00c0f6e4"/>
    </style:style>
    <style:style style:name="T51" style:family="text">
      <style:text-properties style:text-line-through-style="none" style:text-line-through-type="none" officeooo:rsid="00c0f6e4"/>
    </style:style>
    <style:style style:name="T52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5" style:family="text">
      <style:text-properties officeooo:rsid="006cd358"/>
    </style:style>
    <style:style style:name="T56" style:family="text">
      <style:text-properties officeooo:rsid="004796d1"/>
    </style:style>
    <style:style style:name="T57" style:family="text">
      <style:text-properties officeooo:rsid="00462138"/>
    </style:style>
    <style:style style:name="T58" style:family="text">
      <style:text-properties officeooo:rsid="005579d7"/>
    </style:style>
    <style:style style:name="T59" style:family="text">
      <style:text-properties officeooo:rsid="004fbf97"/>
    </style:style>
    <style:style style:name="T60" style:family="text">
      <style:text-properties fo:font-weight="normal" officeooo:rsid="00277e4b" style:font-weight-asian="normal" style:font-weight-complex="normal"/>
    </style:style>
    <style:style style:name="T61" style:family="text">
      <style:text-properties fo:font-size="14pt" officeooo:rsid="0082eac7" style:font-size-asian="14pt" style:font-size-complex="14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5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6" style:family="text">
      <style:text-properties style:font-name="Liberation Serif" fo:font-size="14pt" style:font-size-asian="14pt" style:font-name-complex="Liberation Serif" style:font-size-complex="14pt"/>
    </style:style>
    <style:style style:name="T67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1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2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5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6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7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80" style:family="text">
      <style:text-properties officeooo:rsid="00e34b9f"/>
    </style:style>
    <style:style style:name="T81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3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4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5" style:family="text">
      <style:text-properties style:font-name="Liberation Serif" officeooo:rsid="00ae4671" style:font-name-complex="Liberation Serif"/>
    </style:style>
    <style:style style:name="T86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2" draw:name="Shape 3" draw:style-name="gr1" draw:text-style-name="P2" svg:width="1.0276in" svg:height="0.7051in" svg:x="7.1185in" svg:y="-0.816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><text:span text:style-name="T5">Portfolio</text:span><text:span text:style-name="T6">: </text:span><text:span text:style-name="T7">m-shrief.me</text:span></text:p>
      <text:p text:style-name="P4"><text:span text:style-name="T8">Em</text:span><text:span text:style-name="T5">ail</text:span><text:span text:style-name="T6">: contact@</text:span><text:span text:style-name="T7">m-shrief.me</text:span></text:p>
      <text:p text:style-name="P5"><text:span text:style-name="T5">GitHub</text:span>: github.com/m-shrief</text:p>
      <text:p text:style-name="P6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mohamed-shrief-12b2272b0</text:span></text:a></text:p>
      <text:p text:style-name="P7"><text:span text:style-name="T5">Location</text:span>: Cairo, Egypt</text:p>
      <text:p text:style-name="P8"><text:span text:style-name="T5">Phone</text:span>: +201025331595</text:p>
      <text:p text:style-name="P9"><text:span text:style-name="T5">Birth Date</text:span>: 01-01-2002</text:p>
      <text:h text:style-name="P10" text:outline-level="2"><draw:line text:anchor-type="paragraph" draw:z-index="7" draw:name="Horizontal line 5" draw:style-name="gr2" draw:text-style-name="P11" svg:x1="-0.3335in" svg:y1="0.0457in" svg:x2="7.0327in" svg:y2="0.022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1">with Huma and Chi.</text:span></text:p>
        </text:list-item>
        <text:list-item>
          <text:p text:style-name="P14">Nodejs <text:span text:style-name="T12">with</text:span> Express.js <text:span text:style-name="T12">&amp; Hono.</text:span></text:p>
        </text:list-item>
        <text:list-item>
          <text:p text:style-name="P12">Postgres, MongoDB <text:span text:style-name="T13">and </text:span><text:span text:style-name="T14">Redis/</text:span><text:span text:style-name="T15">ValKey</text:span></text:p>
        </text:list-item>
        <text:list-item>
          <text:p text:style-name="P15">HTML, CSS and SCSS</text:p>
        </text:list-item>
        <text:list-item>
          <text:p text:style-name="P16">Vuejs <text:span text:style-name="T16">and its</text:span>’ <text:span text:style-name="T17">ecosystem</text:span> <text:span text:style-name="T17">(</text:span><text:span text:style-name="T16">like </text:span>Pinia <text:span text:style-name="T18">and</text:span> <text:span text:style-name="T19">V</text:span>ue<text:span text:style-name="T19">R</text:span>outer<text:span text:style-name="T17">)</text:span></text:p>
        </text:list-item>
        <text:list-item>
          <text:p text:style-name="P17"><text:span text:style-name="T16">Vite, </text:span><text:span text:style-name="T20">Vitest and Cypress</text:span></text:p>
        </text:list-item>
        <text:list-item>
          <text:p text:style-name="P17">Astro</text:p>
        </text:list-item>
        <text:list-item>
          <text:p text:style-name="P18">Containerization <text:span text:style-name="T21">using Docker or Podman</text:span></text:p>
        </text:list-item>
      </text:list>
      <text:h text:style-name="P19" text:outline-level="2"><draw:line text:anchor-type="paragraph" draw:z-index="0" draw:name="Horizontal line 3" draw:style-name="gr2" draw:text-style-name="P11" svg:x1="-0.3118in" svg:y1="0.0638in" svg:x2="7.0543in" svg:y2="0.0402in"><text:p/></draw:line><text:span text:style-name="T22">Experience</text:span></text:h>
      <text:h text:style-name="Heading_20_3" text:outline-level="3"><text:span text:style-name="T22">Frontend Developer </text:span><text:span text:style-name="T23">a</text:span><text:span text:style-name="T22">t </text:span><text:span text:style-name="T24">Web Pioneer </text:span><text:span text:style-name="T25">(</text:span><text:span text:style-name="T26">1 Project only</text:span><text:span text:style-name="T25">)</text:span></text:h>
      <text:p text:style-name="P20"><text:span text:style-name="T27"><text:tab/></text:span><text:span text:style-name="T28">As the only frontend developer, I</text:span><text:span text:style-name="T27"> updat</text:span><text:span text:style-name="T28">ed </text:span><text:span text:style-name="T27">a dashboard theme for </text:span><text:span text:style-name="T28">E</text:span><text:span text:style-name="T27">-</text:span><text:span text:style-name="T28">C</text:span><text:span text:style-name="T27">ommerce needs, </text:span><text:span text:style-name="T28">I </text:span><text:span text:style-name="T27">us</text:span><text:span text:style-name="T28">ed</text:span><text:span text:style-name="T27"> JavaScript, Vuejs, Vuex, VueRouter and Vuetify. And added GeoJSON features, </text:span><text:span text:style-name="T29">showing a map and</text:span><text:span text:style-name="T27"> select certain areas </text:span><text:span text:style-name="T29">to </text:span><text:span text:style-name="T27">create zones for different stores.</text:span></text:p>
      <text:h text:style-name="P21" text:outline-level="2"><draw:line text:anchor-type="paragraph" draw:z-index="6" draw:name="Horizontal line 4" draw:style-name="gr2" draw:text-style-name="P11" svg:x1="-0.2988in" svg:y1="0.0906in" svg:x2="7.0673in" svg:y2="0.0669in"><text:p/></draw:line><text:span text:style-name="T10">Projects</text:span></text:h>
      <text:h text:style-name="P22" text:outline-level="3"><text:span text:style-name="T30">1. </text:span><text:span text:style-name="T31">“</text:span><text:span text:style-name="T32">Adeeb أديب </text:span><text:span text:style-name="T31">” </text:span><text:span text:style-name="T33">(</text:span><text:a xlink:type="simple" xlink:href="https://github.com/M-Shrief/Adeeb_Astro_SSR" text:style-name="Internet_20_link" text:visited-style-name="Visited_20_Internet_20_Link"><text:span text:style-name="T33">Fronten</text:span><text:span text:style-name="T34">d’</text:span><text:span text:style-name="T35">s</text:span><text:span text:style-name="T34"> repo</text:span></text:a><text:span text:style-name="T33"> – </text:span><text:a xlink:type="simple" xlink:href="https://github.com/M-Shrief/Adeeb_ExpressTS_Postgres" text:style-name="Internet_20_link" text:visited-style-name="Visited_20_Internet_20_Link"><text:span text:style-name="T33">Backen</text:span><text:span text:style-name="T34">d’</text:span><text:span text:style-name="T35">s</text:span><text:span text:style-name="T34"> repo</text:span></text:a><text:span text:style-name="T33">)</text:span></text:h>
      <text:p text:style-name="P23"><text:span text:style-name="T36"><text:tab/> </text:span><text:span text:style-name="T37">E-Commerce for printing Arabic. Using SSR frontend with REST API, gRPC API </text:span><text:span text:style-name="T38">and Protocol Buffers</text:span><text:span text:style-name="T37">. </text:span><text:span text:style-name="T39">My Role: </text:span><text:span text:style-name="T40">Development and Operations.</text:span></text:p>
      <text:list text:style-name="L2">
        <text:list-item>
          <text:p text:style-name="P24">Tech stack:</text:p>
          <text:list>
            <text:list-item>
              <text:p text:style-name="P25"><text:span text:style-name="T41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42">HTML, </text:span><text:span text:style-name="T43">S</text:span><text:span text:style-name="T42">CSS </text:span><text:span text:style-name="T44">and </text:span>Vite.</text:p>
                </text:list-item>
                <text:list-item>
                  <text:p text:style-name="P27"><draw:custom-shape text:anchor-type="paragraph" draw:z-index="5" draw:name="Shape 4" draw:style-name="gr3" draw:text-style-name="P28" svg:width="1.028in" svg:height="0.7067in" svg:x="-0.7866in" svg:y="0.823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45">&amp; </text:span>Astro</text:p>
                </text:list-item>
              </text:list>
            </text:list-item>
            <text:list-item>
              <text:p text:style-name="P29"><draw:custom-shape text:anchor-type="paragraph" draw:z-index="3" draw:name="Shape 1" draw:style-name="gr4" draw:text-style-name="P28" svg:width="1.0287in" svg:height="0.7059in" svg:x="6.4484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29">JavaScript and <text:span text:style-name="T46">TypeScript</text:span></text:p>
                </text:list-item>
                <text:list-item>
                  <text:p text:style-name="P30">Nodejs <text:span text:style-name="T47">and </text:span>Express.js</text:p>
                </text:list-item>
                <text:list-item>
                  <text:p text:style-name="P31">Postgres <text:span text:style-name="T48">and </text:span><text:span text:style-name="T47">TypeORM </text:span><text:span text:style-name="T49">and </text:span><text:span text:style-name="T50">Caching with</text:span><text:span text:style-name="T51"> </text:span><text:span text:style-name="T14">Redis/</text:span><text:span text:style-name="T15">ValKey</text:span></text:p>
                </text:list-item>
              </text:list>
            </text:list-item>
            <text:list-item>
              <text:p text:style-name="P29">Users’ service:</text:p>
              <text:list>
                <text:list-item>
                  <text:p text:style-name="P32">Go</text:p>
                </text:list-item>
                <text:list-item>
                  <text:p text:style-name="P33">Postgres with Sqlc and Pgx.</text:p>
                </text:list-item>
              </text:list>
            </text:list-item>
          </text:list>
        </text:list-item>
        <text:list-item>
          <text:p text:style-name="P34"><text:span text:style-name="T41">C</text:span>haracteristics: </text:p>
          <text:list>
            <text:list-item>
              <text:p text:style-name="P35"><text:span text:style-name="T52">+90</text:span><text:span text:style-name="T53"> mark</text:span><text:span text:style-name="T54">s</text:span><text:span text:style-name="T53"> on google’s lighthouse.</text:span></text:p>
            </text:list-item>
            <text:list-item>
              <text:p text:style-name="P34">JWT authentication and authorization.</text:p>
            </text:list-item>
            <text:list-item>
              <text:p text:style-name="P34">Internationalization</text:p>
            </text:list-item>
            <text:list-item>
              <text:p text:style-name="P34">Data validation<text:span text:style-name="T48">.</text:span></text:p>
            </text:list-item>
            <text:list-item>
              <text:p text:style-name="P36">Dark/Light Theme.</text:p>
            </text:list-item>
            <text:list-item>
              <text:p text:style-name="P37"><text:span text:style-name="T55">Regression and </text:span><text:span text:style-name="T56">C</text:span><text:span text:style-name="T57">omponent testing </text:span><text:span text:style-name="T58">with Vitest</text:span></text:p>
            </text:list-item>
            <text:list-item>
              <text:p text:style-name="P37">Documentation with TSdoc and TypeDoc.</text:p>
            </text:list-item>
            <text:list-item>
              <text:p text:style-name="P38"><text:span text:style-name="T59">Sentry for monitoring </text:span><text:span text:style-name="T58">errors and performance</text:span></text:p>
            </text:list-item>
            <text:list-item>
              <text:p text:style-name="P39"><text:span text:style-name="T41">D</text:span>ocker Containerization</text:p>
            </text:list-item>
          </text:list>
        </text:list-item>
        <text:list-item>
          <text:p text:style-name="P40"><text:span text:style-name="T60">D</text:span><text:span text:style-name="T6">eployed From September 2023 to April 2024:</text:span></text:p>
          <text:list>
            <text:list-item>
              <text:p text:style-name="P41"><text:span text:style-name="T61">U</text:span><text:span text:style-name="T62">sing Digital ocean server, with Ubuntu and Nginx.</text:span></text:p>
            </text:list-item>
            <text:list-item>
              <text:p text:style-name="P42"><text:span text:style-name="T63">Used </text:span><text:span text:style-name="T64">Cloud</text:span><text:span text:style-name="T65">f</text:span><text:span text:style-name="T64">lare</text:span><text:span text:style-name="T63"> to m</text:span><text:span text:style-name="T66">anag</text:span><text:span text:style-name="T63">e</text:span><text:span text:style-name="T66"> Domains, DNS, SSL, CDN </text:span><text:span text:style-name="T63">and on.</text:span></text:p>
            </text:list-item>
          </text:list>
        </text:list-item>
      </text:list>
      <text:h text:style-name="P43" text:outline-level="3"><text:span text:style-name="T67">2</text:span><text:span text:style-name="T68">. </text:span><text:span text:style-name="T69">Gitea (</text:span><text:a xlink:type="simple" xlink:href="https://github.com/M-Shrief/gitea" text:style-name="Internet_20_link" text:visited-style-name="Visited_20_Internet_20_Link"><text:span text:style-name="T70">Repo</text:span></text:a><text:span text:style-name="T69">)</text:span></text:h>
      <text:p text:style-name="Text_20_body"><text:span text:style-name="T71"><text:tab/>Deploying </text:span><text:span text:style-name="T70">Gitea instance </text:span><text:span text:style-name="T71">with </text:span><text:span text:style-name="T70">Act runner </text:span><text:span text:style-name="T71">for CI/CD </text:span><text:span text:style-name="T70">Using Docker.</text:span></text:p>
      <text:h text:style-name="P43" text:outline-level="3"><text:span text:style-name="T67">3</text:span><text:span text:style-name="T68">. </text:span><text:span text:style-name="T72">“</text:span><text:span text:style-name="T73">Adeeb أديب </text:span><text:span text:style-name="T72">” </text:span><text:span text:style-name="T74">SPA version</text:span><text:span text:style-name="T75"> </text:span><text:span text:style-name="T76">(</text:span><text:a xlink:type="simple" xlink:href="https://github.com/M-Shrief/Adeeb_Vue_TS" text:style-name="Internet_20_link" text:visited-style-name="Visited_20_Internet_20_Link"><text:span text:style-name="T36">Fronten</text:span><text:span text:style-name="T77">d’</text:span><text:span text:style-name="T78">s</text:span><text:span text:style-name="T77"> repo</text:span></text:a><text:span text:style-name="T36"> – </text:span><text:a xlink:type="simple" xlink:href="https://github.com/M-Shrief/Adeeb_Hono" text:style-name="Internet_20_link" text:visited-style-name="Visited_20_Internet_20_Link"><text:span text:style-name="T36">Backen</text:span><text:span text:style-name="T77">d’</text:span><text:span text:style-name="T78">s</text:span><text:span text:style-name="T77"> repo</text:span></text:a><text:span text:style-name="T36">)</text:span><text:span text:style-name="T37"> </text:span></text:h>
      <text:list text:style-name="L3">
        <text:list-item>
          <text:p text:style-name="P44"><text:span text:style-name="T37">T</text:span><text:span text:style-name="T79">ech Stack</text:span></text:p>
          <text:list>
            <text:list-item>
              <text:p text:style-name="P45">JavaScript and TypeScript</text:p>
            </text:list-item>
            <text:list-item>
              <text:p text:style-name="P45">Vuejs, Pinia and vue-router</text:p>
            </text:list-item>
            <text:list-item>
              <text:p text:style-name="P45">Nodejs and <text:span text:style-name="T80">Hono</text:span> with MongoDB and Redis/ValKey</text:p>
            </text:list-item>
          </text:list>
        </text:list-item>
      </text:list>
      <text:h text:style-name="P46" text:outline-level="2"><draw:line text:anchor-type="paragraph" draw:z-index="1" draw:name="Horizontal line 1" draw:style-name="gr2" draw:text-style-name="P47" svg:x1="-0.3823in" svg:y1="0.1102in" svg:x2="6.9929in" svg:y2="0.0803in"><text:p/></draw:line>Education</text:h>
      <text:list text:style-name="L4">
        <text:list-item>
          <text:p text:style-name="P48"><text:span text:style-name="T81">Undergraduate at Faculty of Commerce, Cairo University. </text:span><text:span text:style-name="T82">(</text:span><text:span text:style-name="T83">4</text:span><text:span text:style-name="T84">th</text:span><text:span text:style-name="T82"> year)</text:span></text:p>
        </text:list-item>
      </text:list>
      <text:h text:style-name="Heading_20_3" text:outline-level="3">Courses</text:h>
      <text:list text:style-name="L5">
        <text:list-item>
          <text:p text:style-name="P49">CMU, Intro to Database Systems (2022)</text:p>
        </text:list-item>
        <text:list-item>
          <text:p text:style-name="P50"><text:span text:style-name="T1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0">Certificate</text:span></text:a><text:span text:style-name="T85">)</text:span></text:p>
        </text:list-item>
        <text:list-item>
          <text:p text:style-name="P49"><text:span text:style-name="T86">I</text:span>BM, "DevOps, Cloud, and Agile Foundations":</text:p>
          <text:list>
            <text:list-item>
              <text:p text:style-name="P49">Introduction to DevOps.</text:p>
            </text:list-item>
            <text:list-item>
              <text:p text:style-name="P49"><draw:custom-shape text:anchor-type="paragraph" draw:z-index="4" draw:name="Shape 2" draw:style-name="gr3" draw:text-style-name="P28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9-06T20:09:42.889489841</dc:date>
    <meta:editing-duration>PT17H31M44S</meta:editing-duration>
    <meta:editing-cycles>193</meta:editing-cycles>
    <meta:generator>LibreOffice/24.8.0.3$Linux_X86_64 LibreOffice_project/480$Build-3</meta:generator>
    <meta:print-date>2024-07-25T10:09:17.587773466</meta:print-date>
    <meta:printed-by>PDF files</meta:printed-by>
    <meta:document-statistic meta:table-count="0" meta:image-count="0" meta:object-count="0" meta:page-count="2" meta:paragraph-count="66" meta:word-count="365" meta:character-count="2298" meta:non-whitespace-character-count="2033"/>
  </office:meta>
</office:document-meta>
</file>